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맑은 고딕" svg:font-family="맑은 고딕" style:font-family-generic="modern" style:font-pitch="variable" svg:panose-1="2 11 5 3 2 0 0 2 0 4"/>
    <style:font-face style:name="Lohit Hindi" svg:font-family="Lohit Hindi" style:font-family-generic="system" style:font-pitch="variable"/>
    <style:font-face style:name="DejaVu Sans" svg:font-family="DejaVu Sans" style:font-family-generic="swiss"/>
    <style:font-face style:name="OpenSymbol" style:font-charset="x-symbol" svg:font-family="OpenSymbol" style:font-family-generic="system"/>
  </office:font-face-decls>
  <office:automatic-styles>
    <text:list-style style:name="LFO1">
      <text:list-level-style-number text:level="1" style:num-suffix="." style:num-format="1">
        <style:list-level-properties text:space-before="0.2777in" text:min-label-width="0.25in" text:list-level-position-and-space-mode="label-alignment">
          <style:list-level-label-alignment text:label-followed-by="listtab" fo:margin-left="0.5277in" fo:text-indent="-0.25in"/>
        </style:list-level-properties>
      </text:list-level-style-number>
      <text:list-level-style-number text:level="2" style:num-suffix="." style:num-format="A" style:num-letter-sync="true">
        <style:list-level-properties text:space-before="0.5555in" text:min-label-width="0.2777in" text:list-level-position-and-space-mode="label-alignment">
          <style:list-level-label-alignment text:label-followed-by="listtab" fo:margin-left="0.8333in" fo:text-indent="-0.2777in"/>
        </style:list-level-properties>
      </text:list-level-style-number>
      <text:list-level-style-number text:level="3" style:num-suffix="." style:num-format="i">
        <style:list-level-properties fo:text-align="end" text:space-before="0.8333in" text:min-label-width="0.2777in" text:list-level-position-and-space-mode="label-alignment">
          <style:list-level-label-alignment text:label-followed-by="listtab" fo:margin-left="1.1111in" fo:text-indent="-0.2777in"/>
        </style:list-level-properties>
      </text:list-level-style-number>
      <text:list-level-style-number text:level="4" style:num-suffix="." style:num-format="1">
        <style:list-level-properties text:space-before="1.1111in" text:min-label-width="0.2777in" text:list-level-position-and-space-mode="label-alignment">
          <style:list-level-label-alignment text:label-followed-by="listtab" fo:margin-left="1.3888in" fo:text-indent="-0.2777in"/>
        </style:list-level-properties>
      </text:list-level-style-number>
      <text:list-level-style-number text:level="5" style:num-suffix="." style:num-format="A" style:num-letter-sync="true">
        <style:list-level-properties text:space-before="1.3888in" text:min-label-width="0.2777in" text:list-level-position-and-space-mode="label-alignment">
          <style:list-level-label-alignment text:label-followed-by="listtab" fo:margin-left="1.6666in" fo:text-indent="-0.2777in"/>
        </style:list-level-properties>
      </text:list-level-style-number>
      <text:list-level-style-number text:level="6" style:num-suffix="." style:num-format="i">
        <style:list-level-properties fo:text-align="end" text:space-before="1.6666in" text:min-label-width="0.2777in" text:list-level-position-and-space-mode="label-alignment">
          <style:list-level-label-alignment text:label-followed-by="listtab" fo:margin-left="1.9444in" fo:text-indent="-0.2777in"/>
        </style:list-level-properties>
      </text:list-level-style-number>
      <text:list-level-style-number text:level="7" style:num-suffix="." style:num-format="1">
        <style:list-level-properties text:space-before="1.9444in" text:min-label-width="0.2777in" text:list-level-position-and-space-mode="label-alignment">
          <style:list-level-label-alignment text:label-followed-by="listtab" fo:margin-left="2.2222in" fo:text-indent="-0.2777in"/>
        </style:list-level-properties>
      </text:list-level-style-number>
      <text:list-level-style-number text:level="8" style:num-suffix="." style:num-format="A" style:num-letter-sync="true">
        <style:list-level-properties text:space-before="2.2222in" text:min-label-width="0.2777in" text:list-level-position-and-space-mode="label-alignment">
          <style:list-level-label-alignment text:label-followed-by="listtab" fo:margin-left="2.5in" fo:text-indent="-0.2777in"/>
        </style:list-level-properties>
      </text:list-level-style-number>
      <text:list-level-style-number text:level="9" style:num-suffix="." style:num-format="i">
        <style:list-level-properties fo:text-align="end" text:space-before="2.5in" text:min-label-width="0.2777in" text:list-level-position-and-space-mode="label-alignment">
          <style:list-level-label-alignment text:label-followed-by="listtab" fo:margin-left="2.7777in" fo:text-indent="-0.2777in"/>
        </style:list-level-properties>
      </text:list-level-style-number>
    </text:list-style>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48pt" style:font-size-asian="48pt" style:font-size-complex="48pt"/>
    </style:style>
    <style:style style:name="P19" style:parent-style-name="Standard" style:family="paragraph">
      <style:paragraph-properties fo:text-align="center"/>
      <style:text-properties fo:font-size="48pt" style:font-size-asian="48pt" style:font-size-complex="48pt"/>
    </style:style>
    <style:style style:name="P20" style:parent-style-name="Standard" style:family="paragraph">
      <style:paragraph-properties fo:text-align="center"/>
      <style:text-properties fo:font-size="48pt" style:font-size-asian="48pt" style:font-size-complex="48pt"/>
    </style:style>
    <style:style style:name="P21" style:parent-style-name="Standard" style:family="paragraph">
      <style:paragraph-properties fo:text-align="center"/>
      <style:text-properties fo:font-size="48pt" style:font-size-asian="48pt" style:font-size-complex="48pt"/>
    </style:style>
    <style:style style:name="P22" style:parent-style-name="Standard" style:family="paragraph">
      <style:paragraph-properties fo:text-align="center"/>
      <style:text-properties fo:font-size="48pt" style:font-size-asian="48pt" style:font-size-complex="48pt"/>
    </style:style>
    <style:style style:name="P23" style:parent-style-name="Standard" style:family="paragraph">
      <style:paragraph-properties fo:text-align="center"/>
      <style:text-properties fo:font-size="48pt" style:font-size-asian="48pt" style:font-size-complex="48pt"/>
    </style:style>
    <style:style style:name="P24" style:parent-style-name="Standard" style:family="paragraph">
      <style:paragraph-properties fo:text-align="center"/>
      <style:text-properties fo:font-size="16pt" style:font-size-asian="16pt" style:font-size-complex="16pt"/>
    </style:style>
    <style:style style:name="P25" style:parent-style-name="Standard" style:family="paragraph">
      <style:paragraph-properties fo:text-align="center"/>
      <style:text-properties fo:font-size="16pt" style:font-size-asian="16pt" style:font-size-complex="16pt"/>
    </style:style>
    <style:style style:name="P26" style:parent-style-name="Standard" style:family="paragraph">
      <style:paragraph-properties fo:break-before="page" fo:text-align="center"/>
      <style:text-properties style:font-name-asian="Times New Roman"/>
    </style:style>
    <style:style style:name="P27" style:parent-style-name="Standard" style:family="paragraph">
      <style:text-properties style:font-name-asian="Times New Roman"/>
    </style:style>
    <style:style style:name="P28" style:parent-style-name="Standard" style:family="paragraph">
      <style:text-properties style:font-name-asian="Times New Roman" fo:font-weight="bold" style:font-weight-asian="bold" style:font-weight-complex="bold" fo:font-size="14pt" style:font-size-asian="14pt" style:font-size-complex="14pt"/>
    </style:style>
    <style:style style:name="P29" style:parent-style-name="Standard" style:family="paragraph">
      <style:text-properties style:font-name-asian="Times New Roman"/>
    </style:style>
    <style:style style:name="P30" style:parent-style-name="Standard" style:family="paragraph">
      <style:paragraph-properties fo:text-align="justify"/>
      <style:text-properties style:font-name-asian="Times New Roman"/>
    </style:style>
    <style:style style:name="P31" style:parent-style-name="Standard" style:list-style-name="LFO1" style:family="paragraph">
      <style:paragraph-properties fo:text-align="justify"/>
      <style:text-properties style:font-name-asian="Times New Roman"/>
    </style:style>
    <style:style style:name="P32" style:parent-style-name="Standard" style:list-style-name="LFO1" style:family="paragraph">
      <style:paragraph-properties fo:text-align="justify"/>
      <style:text-properties style:font-name-asian="Times New Roman"/>
    </style:style>
    <style:style style:name="P33" style:parent-style-name="Standard" style:list-style-name="LFO1" style:family="paragraph">
      <style:paragraph-properties fo:text-align="justify"/>
      <style:text-properties style:font-name-asian="Times New Roman"/>
    </style:style>
    <style:style style:name="P34" style:parent-style-name="Standard" style:list-style-name="LFO1" style:family="paragraph">
      <style:paragraph-properties fo:text-align="justify"/>
    </style:style>
    <style:style style:name="T35" style:parent-style-name="기본단락글꼴" style:family="text">
      <style:text-properties style:font-name-asian="Times New Roman"/>
    </style:style>
    <style:style style:name="P36" style:parent-style-name="Standard" style:family="paragraph">
      <style:paragraph-properties fo:text-align="justify"/>
      <style:text-properties style:font-name-asian="Times New Roman"/>
    </style:style>
    <style:style style:name="P37" style:parent-style-name="Standard" style:family="paragraph">
      <style:paragraph-properties fo:text-align="justify"/>
      <style:text-properties style:font-name-asian="Times New Roman" fo:font-weight="bold" style:font-weight-asian="bold" style:font-weight-complex="bold" fo:font-size="14pt" style:font-size-asian="14pt" style:font-size-complex="14pt"/>
    </style:style>
    <style:style style:name="P38" style:parent-style-name="Standard" style:family="paragraph">
      <style:text-properties style:font-name-asian="Times New Roman"/>
    </style:style>
    <style:style style:name="P39" style:parent-style-name="Standard" style:family="paragraph">
      <style:paragraph-properties fo:text-align="justify"/>
      <style:text-properties style:font-name-asian="Times New Roman" fo:font-style="italic" style:font-style-asian="italic" style:font-style-complex="italic"/>
    </style:style>
    <style:style style:name="P40" style:parent-style-name="Standard" style:family="paragraph">
      <style:paragraph-properties fo:text-align="justify"/>
      <style:text-properties style:font-name-asian="Times New Roman"/>
    </style:style>
    <style:style style:name="P41" style:parent-style-name="Standard" style:family="paragraph">
      <style:paragraph-properties fo:text-align="justify"/>
      <style:text-properties style:font-name-asian="Times New Roman"/>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text-properties style:font-name-asian="Times New Roman" fo:font-weight="bold" style:font-weight-asian="bold" style:font-weight-complex="bold"/>
    </style:style>
    <style:style style:name="P47" style:parent-style-name="Standard" style:family="paragraph">
      <style:paragraph-properties fo:text-align="justify"/>
      <style:text-properties style:font-name-asian="Times New Roman" fo:font-weight="bold" style:font-weight-asian="bold" style:font-weight-complex="bold"/>
    </style:style>
    <style:style style:name="P48" style:parent-style-name="Standard" style:family="paragraph">
      <style:paragraph-properties fo:text-align="justify" fo:text-indent="0.0833in"/>
    </style:style>
    <style:style style:name="P49" style:parent-style-name="Standard" style:family="paragraph">
      <style:paragraph-properties fo:text-align="justify" fo:text-indent="0.0833in"/>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fo:text-indent="0.0833in"/>
    </style:style>
    <style:style style:name="P53" style:parent-style-name="Standard" style:family="paragraph">
      <style:paragraph-properties fo:text-align="justify"/>
      <style:text-properties style:font-name-asian="Times New Roman" fo:font-weight="bold" style:font-weight-asian="bold" style:font-weight-complex="bold"/>
    </style:style>
    <style:style style:name="P54" style:parent-style-name="Standard" style:family="paragraph">
      <style:paragraph-properties fo:text-align="justify"/>
      <style:text-properties style:font-name-asian="Times New Roman"/>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text-properties style:font-name-asian="Times New Roman" fo:font-weight="bold" style:font-weight-asian="bold" style:font-weight-complex="bold"/>
    </style:style>
    <style:style style:name="P63" style:parent-style-name="Standard" style:family="paragraph">
      <style:paragraph-properties fo:text-align="justify"/>
      <style:text-properties style:font-name-asian="Times New Roman"/>
    </style:style>
    <style:style style:name="P64" style:parent-style-name="Standard" style:family="paragraph">
      <style:paragraph-properties fo:text-align="justify"/>
    </style:style>
    <style:style style:name="P65" style:parent-style-name="Standard" style:family="paragraph">
      <style:paragraph-properties fo:text-align="justify" fo:text-indent="0.0833in"/>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text-properties style:font-name-asian="Times New Roman" fo:font-weight="bold" style:font-weight-asian="bold" style:font-weight-complex="bold"/>
    </style:style>
    <style:style style:name="P74" style:parent-style-name="Standard" style:family="paragraph">
      <style:paragraph-properties fo:text-align="justify"/>
      <style:text-properties style:font-name-asian="Times New Roman" fo:font-style="italic" style:font-style-asian="italic" style:font-style-complex="italic"/>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기본단락글꼴" style:family="text">
      <style:text-properties fo:language="es" fo:country="ES"/>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text-properties fo:language="es" fo:country="ES"/>
    </style:style>
    <style:style style:name="P82" style:parent-style-name="Standard" style:family="paragraph">
      <style:paragraph-properties fo:text-align="justify"/>
      <style:text-properties fo:language="es" fo:country="ES"/>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text-properties style:font-name-asian="Times New Roman" fo:font-style="italic" style:font-style-asian="italic" style:font-style-complex="italic"/>
    </style:style>
    <style:style style:name="P87" style:parent-style-name="Standard" style:family="paragraph">
      <style:paragraph-properties fo:text-align="justify"/>
    </style:style>
    <style:style style:name="T88" style:parent-style-name="기본단락글꼴" style:family="text">
      <style:text-properties style:font-name-asian="Times New Roman" fo:font-weight="bold" style:font-weight-asian="bold" style:font-weight-complex="bold"/>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기본단락글꼴" style:family="text">
      <style:text-properties fo:language="es" fo:country="ES"/>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text-properties fo:font-weight="bold" style:font-weight-asian="bold" style:font-weight-complex="bold"/>
    </style:style>
    <style:style style:name="P101" style:parent-style-name="Standard" style:family="paragraph">
      <style:paragraph-properties fo:text-align="justify"/>
      <style:text-properties fo:font-weight="bold" style:font-weight-asian="bold" style:font-weight-complex="bold"/>
    </style:style>
    <style:style style:name="P102" style:parent-style-name="Standard" style:family="paragraph">
      <style:paragraph-properties fo:text-align="justify"/>
      <style:text-properties style:font-name-asian="Times New Roman" fo:font-weight="bold" style:font-weight-asian="bold" style:font-weight-complex="bold" fo:font-size="14pt" style:font-size-asian="14pt" style:font-size-complex="14pt"/>
    </style:style>
    <style:style style:name="P103" style:parent-style-name="Standard" style:family="paragraph">
      <style:paragraph-properties fo:text-align="justify"/>
      <style:text-properties style:font-name-asian="Times New Roman" fo:font-style="italic" style:font-style-asian="italic" style:font-style-complex="italic"/>
    </style:style>
    <style:style style:name="P104" style:parent-style-name="Standard" style:family="paragraph">
      <style:paragraph-properties fo:text-align="justify" fo:text-indent="0.0833in"/>
    </style:style>
    <style:style style:family="graphic" style:name="a0">
      <style:graphic-properties style:vertical-pos="middle"/>
    </style:style>
  </office:automatic-styles>
  <office:body>
    <office:text text:use-soft-page-breaks="true">
      <text:p text:style-name="P1"/>
      <text:p text:style-name="P2"/>
      <text:p text:style-name="P3"/>
      <text:p text:style-name="P4">M1522.000800 System Programming</text:p>
      <text:p text:style-name="P5">Fall 2019</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System Programming</text:p>
      <text:p text:style-name="P19">Buflab Report</text:p>
      <text:p text:style-name="P20"/>
      <text:p text:style-name="P21"/>
      <text:p text:style-name="P22"/>
      <text:p text:style-name="P23"/>
      <text:p text:style-name="P24">Seongmin Park</text:p>
      <text:p text:style-name="P25">2015-11323</text:p>
      <text:p text:style-name="P26"/>
      <text:p text:style-name="P27"/>
      <text:p text:style-name="P28">1. &lt;lab&gt; Buffer Lab</text:p>
      <text:p text:style-name="P29"/>
      <text:p text:style-name="P30">The goal of the buffer lab is to handle assembly code. In this lab, we only make 2 to 4 line of<text:s/>assembly code if needed, but we take carefully checking disassembled code to solve the problem. The procedure of this lab is</text:p>
      <text:list text:style-name="LFO1" text:continue-numbering="true">
        <text:list-item>
          <text:p text:style-name="P31">check the disassembled code, find the clue</text:p>
        </text:list-item>
        <text:list-item>
          <text:p text:style-name="P32">make exploit string using clue</text:p>
        </text:list-item>
        <text:list-item>
          <text:p text:style-name="P33">using GDB debugger, verify whether the string is right or<text:s/>need revision</text:p>
        </text:list-item>
        <text:list-item>
          <text:p text:style-name="P34">if it’s right, submit the answer and go to next level.<text:s/><text:span text:style-name="T35"><text:s/></text:span></text:p>
        </text:list-item>
      </text:list>
      <text:p text:style-name="P36"/>
      <text:p text:style-name="P37">2. Implementation</text:p>
      <text:p text:style-name="P38"/>
      <text:p text:style-name="P39">&lt;describe your design, implementation, way to solve the lab&gt;</text:p>
      <text:p text:style-name="P40"/>
      <text:p text:style-name="P41">The buffer lab consists of five phases: Smoke, Sparkler, Firecracker, Dynamite and Nitroglycerin. …</text:p>
      <text:p text:style-name="P42">All code below is disassembled code from BUFBOMB.</text:p>
      <text:p text:style-name="P43">Except Nitrogen, my basic string is ascending order starting from 30(decimal number).</text:p>
      <text:p text:style-name="P44">“30 31 32 … xx yy zz <text:s/>… exploit part “</text:p>
      <text:p text:style-name="P45"/>
      <text:p text:style-name="P46">2.1 Smoke</text:p>
      <text:p text:style-name="P47"/>
      <text:p text:style-name="P48">The goal of this level is to exploit the return address at<text:s/>&lt;getbuf&gt; to call &lt;smoke&gt;. To solve this problem, first I check the buffer size. So just make string to ascending order from 30 to 80(decimal) and using GDB see what’s going on. At the end of &lt;getbuf&gt;, when ret operation done, it says “0x73727170 in ?? () cannot access memory at address 0x73727170”. Because &lt;smoke&gt; starts at address 0x08048c18, I replace “70 71 72 73” to “18 8c 04 08”, and it works.<text:s/></text:p>
      <text:p text:style-name="P49">My exploit string in level 0 is “30 31 32 ... 67 68 69 18 8c 04 08” (44 bytes)</text:p>
      <text:p text:style-name="P50">31 to 69<text:tab/><text:tab/>–<text:tab/>nothing special</text:p>
      <text:p text:style-name="P51">18<text:s/>8c 04 08<text:s/><text:tab/>–<text:tab/>0x08048c18(smoke address)</text:p>
      <text:p text:style-name="P52"/>
      <text:p text:style-name="P53">2.2 Sparkler</text:p>
      <text:p text:style-name="P54"/>
      <text:p text:style-name="P55"><text:s/>The goal of this level is to exploit the return address at &lt;getbuf&gt; to call&lt;fizz&gt;. And we must carry the cookie-base operated value. In &lt;fizz&gt;, 0x8(%ebp) value is moved to %eax to %ecx, then not operation, shift left 0x8 operation and AND operation with cookie are done in-order. Then compare this value with value at 0xc(%ebp). So, first I use level 0 string modifying return address to “42 8c 08 08” and add bytes in ascending order “70 71 72 … 99”. Then,<text:s/>using GDB I see what’s going on in regs at &lt;fizz&gt;. Buffer size is 40 bytes and 0x8(%ebp) is moved to %eax, from 49 to 52 bytes is operated and, in my string, 0x77767574 is moved to %eax. And after this number is operated, compare it with 0xc(%ebp) which is from 53 to 56 bytes. At compare instruction, we can see operated number and it was 0x98a8300, so I replace the number “78 79 80 81” to “00 83 8a 09”, and it works.</text:p>
      <text:p text:style-name="P56"><text:s/>My exploit string in level 1 is “30 31 32 … 69 42 8c 04 08 70 71 … 76 77 00 83 8a 09” (56<text:s/>bytes).</text:p>
      <text:p text:style-name="P57">31 to 69, 70 to 73<text:tab/>–<text:tab/>nothing special</text:p>
      <text:p text:style-name="P58">42 8c 04 08<text:s/><text:tab/>–<text:tab/>0x08048c42(fizz address)</text:p>
      <text:p text:style-name="P59">74 to 77<text:tab/><text:tab/>–<text:tab/>0x77767574, operated and compared.</text:p>
      <text:p text:style-name="P60">00 83 8a 09<text:s/><text:tab/>–<text:tab/>0x098a8300, (((~0x77767574) &lt;&lt; 8)&amp;cookie) value.</text:p>
      <text:p text:style-name="P61"/>
      <text:p text:style-name="P62">2.3 <text:s/>Firecracker</text:p>
      <text:p text:style-name="P63"/>
      <text:soft-page-break/>
      <text:p text:style-name="P64"><text:s/>The goal of this level is to exploit the return address at &lt;getbuf&gt; to call &lt;bang&gt;. And we must carry the cookie-base operated value to global_value, not stack. So, we must put in object code to execute the operation. First, check what value we have to put in. In &lt;bang&gt;, move cookie to %edx, and AND operation with 0xf0f done. so make c program that calculate cookie&amp;0xf0f operation and the result is 0x700. Make assembly code that move 0x700 to 0x0804d120 which is moved and compared in &lt;bang&gt;. Then push &lt;bang&gt; address and ret operation to execute<text:s/>after this done. Make this assembly code to object code, and using GDB, find the buffer-overflowed address that after &lt;getbuf&gt; return done, to execute my object code. In previous level we find that 41 to 44 bytes are return value in &lt;getbuf&gt; so change 41 to 44 bytes to overflowed address “f8 33 68 55” and adding my object code. This return address executes my object code in _reserved so exploits the memory.<text:s/></text:p>
      <text:p text:style-name="P65">My exploit string is “31 32 … 68 69 f8 33 68 55 c7 05 20 d1 04 08 00 07 00 00 68 b1 8c 04 08 c3” (60<text:s/>bytes).</text:p>
      <text:p text:style-name="P66">31 to 69<text:tab/><text:tab/>–<text:tab/>nothing special</text:p>
      <text:p text:style-name="P67">f8 33 68 55<text:s/><text:tab/>–<text:tab/>0x556833f8(return address to execute object code in buffer)</text:p>
      <text:p text:style-name="P68">c7 05 20 d1 04 08 00 07 00 00<text:tab/>–<text:tab/>mov $0x700, 0x804d120</text:p>
      <text:p text:style-name="P69">bd 20 34 68 55<text:s/><text:tab/>–<text:tab/>mov $0x55683420, %ebp</text:p>
      <text:p text:style-name="P70">68 b1 8c 04 08<text:s/><text:tab/>–<text:tab/>push $0x8048cb1</text:p>
      <text:p text:style-name="P71">c3<text:tab/><text:tab/><text:tab/>–<text:tab/>ret</text:p>
      <text:p text:style-name="P72"/>
      <text:p text:style-name="P73">2.4<text:s/><text:s/>Dynamite</text:p>
      <text:p text:style-name="P74"/>
      <text:p text:style-name="P75"><text:s/>The goal of this level is to exploit the buffer, carry cookie to register, preserve return pointer. It’s more complicate than level 2, but basic idea is same. 1 to 44 bytes in level 2 string are same, and just modify our object code area. In &lt;test&gt; near the &lt;validate&gt;, campare cookie with %eax at 0x8048ede, so our assembly code is move cookie to %eax, push 0x8048ede and return. Using this code, we can see VALID and NICE JOB but ebp was exploited so at the end of &lt;test&gt; it makes segmentation fault error. In this case, we can take two options. First, replace exploit string’s %ebp part (37 to 40 bytes is string’s %ebp part) to original %ebp value. Second, add assembly code that move original %ebp value to %ebp value. In both cases, we need original<text:s/>%ebp. So just execute bufbomb without input, at first area of &lt;test&gt; %ebp is 0x55683420. So just replace “67 68 69 70” to “20 34 68 55” it works and make object code that means mov $0x55683420 to %ebp and insert this code after move cookie to %eax also works.</text:p>
      <text:p text:style-name="P76"><text:s/>My exploit string is “31 32 …<text:s/><text:span text:style-name="T77">66 20 34 68 55 f8 33 68 55 b8 f0 f7 ca 79 68 de 8e 04 08 c8” and “31 32 … 68 69 f8 33 68 55 b8 f0 f7 ca 79 bd 20 34 68 55 68 de 8e 04 08 c8”.</text:span></text:p>
      <text:p text:style-name="P78">31 to (66 or 69)<text:tab/>–<text:tab/>nothing special</text:p>
      <text:p text:style-name="P79">f8 33 68 55<text:s/><text:tab/>–<text:tab/>0x556833f8(return address to execute object code in buffer)</text:p>
      <text:p text:style-name="P80">b8 f0 f7 ca 79<text:s/><text:tab/>–<text:tab/>mov $0x79caf7f0, %eax</text:p>
      <text:p text:style-name="P81">bd 20 34 68 55<text:s/><text:tab/>–<text:tab/>mov $0x55683420, %ebp</text:p>
      <text:p text:style-name="P82">68 de 8e 04 08<text:s/><text:tab/>–<text:tab/>push $0x8048ede</text:p>
      <text:p text:style-name="P83">c3<text:tab/><text:tab/><text:tab/>–<text:tab/>ret</text:p>
      <text:p text:style-name="P84">20 34 68 55<text:s/><text:tab/>–<text:tab/>0x55683420(%ebp return pointer at first of &lt;test&gt; operation)</text:p>
      <text:p text:style-name="P85"/>
      <text:p text:style-name="P86"/>
      <text:p text:style-name="P87"><text:span text:style-name="T88">2.5 <text:s/>Nitroglycerin</text:span></text:p>
      <text:p text:style-name="P89"/>
      <text:p text:style-name="P90"><text:s/>The goal of this level is to exploit the buffer, carry cookie to register, preserve return pointer. But in this case, we use &lt;testn&gt; and &lt;getbufn&gt; rather than &lt;test&gt; and &lt;getbuf&gt;. And as we can expect, we call 5 times. Each<text:s/>time stack addresses are differed by as much as<text:s/><draw:frame draw:style-name="a0" text:anchor-type="as-char" svg:x="0in" svg:y="0in" svg:width="0.125in" svg:height="0.19792in" style:rel-width="scale" style:rel-height="scale"><draw:object xlink:href="Object 1/" xlink:type="simple" xlink:show="embed" xlink:actuate="onLoad"/></draw:frame>240. Also, buffer size also expanded to 512 bytes. So, first, make a huge string to attack buffer.<text:s/>Check the &lt;testn&gt; and found %ebp value is adding 0x28 to %esp. And near validate, at address 0x8048e46<text:s/>compare %eax with cookie. So, make assembly code load [%esp + 0x28] to %ebp, move cookie to %eax, push $0x8048e46 address and return. In previous level, not overflowed area at string doesn’t matter at<text:s/><text:soft-page-break/>solving, I just fill 509 bytes “30”. After that, adding object code, and first time it’s return address is 0x55683218, so add this value in little endian. Running the program using this exploit string, I got a valid at first but after that Segmentation fault occurred. So just execute without input, I found that return address varies 0x556831f8 to 0x55683278. To make the program works, we need to do some operation that visit our object code regardless of the starting address. The difference is smaller than our input string size, and stack<text:s/>grows downward, I use 0x55683278 address to return number, and replace all “30” to “90” which mean nop in object code. In doing so, if the program go to return address and there is nop, just go down to do next operation until the end of buffer, our object code.<text:s/>If the program go to our object code, then change %eax and %ebp, preserve return pointer, and go to compare instruction at &lt;tetstn&gt;. Because address difference is smaller than buffer, we can guarantee that use the highest address, always make sense(no segfault).<text:s/></text:p>
      <text:p text:style-name="P91"><text:s/>My exploit string is “90 ….<text:s/><text:span text:style-name="T92">90 8d 6c 24 28 b8 f0 f7 ca 79 68 46 8e 04 08 c3 78 32 68 55”.</text:span></text:p>
      <text:p text:style-name="P93">90<text:s/><text:tab/><text:tab/><text:tab/>–<text:s/><text:tab/>nop operation</text:p>
      <text:p text:style-name="P94">8d 6c 24 28<text:s/><text:tab/>–<text:tab/>lea 0x28(%esp), %ebp</text:p>
      <text:p text:style-name="P95">b8 f0 f7 ca 79<text:s/><text:tab/>–<text:tab/><text:s/>mov $0x79caf7f0, %eax</text:p>
      <text:p text:style-name="P96">68 46 8e 04 08<text:s/><text:tab/>–<text:tab/>push $0x8048e46</text:p>
      <text:p text:style-name="P97">c3<text:tab/><text:tab/><text:tab/>–<text:tab/>ret</text:p>
      <text:p text:style-name="P98">78 32 68 55<text:s/><text:tab/>–<text:tab/>0x55683278(return address to execute object code in buffer)</text:p>
      <text:p text:style-name="P99"><text:s text:c="2"/></text:p>
      <text:p text:style-name="P100"/>
      <text:p text:style-name="P101"/>
      <text:p text:style-name="P102">3. Conclusion</text:p>
      <text:p text:style-name="P103"/>
      <text:p text:style-name="P104">In this lab, I learned how to use GDB, how to get info from assembly code, how to exploit buffer. Because I didn’t have experience using GDB debugger, it is little bit difficult. But using TUI mode I can easily check register state and assembly code. I think TUI mode is key to solve the problem quickly and easily. And this lab is consisting of step by step that previous level solution is related to next level solution, it’s<text:s/>quite good to learn.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맑은 고딕" svg:font-family="맑은 고딕" style:font-family-generic="modern" style:font-pitch="variable" svg:panose-1="2 11 5 3 2 0 0 2 0 4"/>
    <style:font-face style:name="Lohit Hindi" svg:font-family="Lohit Hindi" style:font-family-generic="system" style:font-pitch="variable"/>
    <style:font-face style:name="DejaVu Sans" svg:font-family="DejaVu Sans" style:font-family-generic="swiss"/>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imes New Roman" style:font-name-asian="맑은 고딕"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ko" style:country-asian="KR" style:language-complex="hi" style:country-complex="IN" style:text-combine="none" fo:hyphenate="true"/>
    </style:default-style>
    <style:style style:name="표준" style:display-name="표준" style:family="paragraph">
      <style:paragraph-properties fo:widows="0" fo:orphans="0" style:line-break="normal" style:text-autospace="none"/>
      <style:text-properties fo:hyphenate="false"/>
    </style:style>
    <style:style style:name="기본단락글꼴" style:display-name="기본 단락 글꼴" style:family="text"/>
    <style:style style:name="Standard" style:display-name="Standard" style:family="paragraph">
      <style:paragraph-properties style:text-autospace="non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목록" style:display-name="목록" style:family="paragraph" style:parent-style-name="Textbody">
      <style:text-properties style:font-name-asian="Times New Roman" fo:hyphenate="false"/>
    </style:style>
    <style:style style:name="캡션" style:display-name="캡션" style:family="paragraph" style:parent-style-name="Standard">
      <style:paragraph-properties text:number-lines="false" fo:margin-top="0.0833in" fo:margin-bottom="0.0833in"/>
      <style:text-properties style:font-name-asian="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Times New Roman"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자리표시자텍스트" style:display-name="자리 표시자 텍스트" style:family="text" style:parent-style-name="기본단락글꼴">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777in" text:min-label-width="0.25in" text:list-level-position-and-space-mode="label-alignment">
          <style:list-level-label-alignment text:label-followed-by="listtab" fo:margin-left="0.5277in" fo:text-indent="-0.25in"/>
        </style:list-level-properties>
      </text:list-level-style-number>
      <text:list-level-style-number text:level="2" style:num-suffix="." style:num-format="A" style:num-letter-sync="true">
        <style:list-level-properties text:space-before="0.5555in" text:min-label-width="0.2777in" text:list-level-position-and-space-mode="label-alignment">
          <style:list-level-label-alignment text:label-followed-by="listtab" fo:margin-left="0.8333in" fo:text-indent="-0.2777in"/>
        </style:list-level-properties>
      </text:list-level-style-number>
      <text:list-level-style-number text:level="3" style:num-suffix="." style:num-format="i">
        <style:list-level-properties fo:text-align="end" text:space-before="0.8333in" text:min-label-width="0.2777in" text:list-level-position-and-space-mode="label-alignment">
          <style:list-level-label-alignment text:label-followed-by="listtab" fo:margin-left="1.1111in" fo:text-indent="-0.2777in"/>
        </style:list-level-properties>
      </text:list-level-style-number>
      <text:list-level-style-number text:level="4" style:num-suffix="." style:num-format="1">
        <style:list-level-properties text:space-before="1.1111in" text:min-label-width="0.2777in" text:list-level-position-and-space-mode="label-alignment">
          <style:list-level-label-alignment text:label-followed-by="listtab" fo:margin-left="1.3888in" fo:text-indent="-0.2777in"/>
        </style:list-level-properties>
      </text:list-level-style-number>
      <text:list-level-style-number text:level="5" style:num-suffix="." style:num-format="A" style:num-letter-sync="true">
        <style:list-level-properties text:space-before="1.3888in" text:min-label-width="0.2777in" text:list-level-position-and-space-mode="label-alignment">
          <style:list-level-label-alignment text:label-followed-by="listtab" fo:margin-left="1.6666in" fo:text-indent="-0.2777in"/>
        </style:list-level-properties>
      </text:list-level-style-number>
      <text:list-level-style-number text:level="6" style:num-suffix="." style:num-format="i">
        <style:list-level-properties fo:text-align="end" text:space-before="1.6666in" text:min-label-width="0.2777in" text:list-level-position-and-space-mode="label-alignment">
          <style:list-level-label-alignment text:label-followed-by="listtab" fo:margin-left="1.9444in" fo:text-indent="-0.2777in"/>
        </style:list-level-properties>
      </text:list-level-style-number>
      <text:list-level-style-number text:level="7" style:num-suffix="." style:num-format="1">
        <style:list-level-properties text:space-before="1.9444in" text:min-label-width="0.2777in" text:list-level-position-and-space-mode="label-alignment">
          <style:list-level-label-alignment text:label-followed-by="listtab" fo:margin-left="2.2222in" fo:text-indent="-0.2777in"/>
        </style:list-level-properties>
      </text:list-level-style-number>
      <text:list-level-style-number text:level="8" style:num-suffix="." style:num-format="A" style:num-letter-sync="true">
        <style:list-level-properties text:space-before="2.2222in" text:min-label-width="0.2777in" text:list-level-position-and-space-mode="label-alignment">
          <style:list-level-label-alignment text:label-followed-by="listtab" fo:margin-left="2.5in" fo:text-indent="-0.2777in"/>
        </style:list-level-properties>
      </text:list-level-style-number>
      <text:list-level-style-number text:level="9" style:num-suffix="." style:num-format="i">
        <style:list-level-properties fo:text-align="end" text:space-before="2.5in" text:min-label-width="0.2777in" text:list-level-position-and-space-mode="label-alignment">
          <style:list-level-label-alignment text:label-followed-by="listtab" fo:margin-left="2.7777in" fo:text-indent="-0.2777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박성민</dc:creator>
    <meta:creation-date>2016-12-21T00:59:00Z</meta:creation-date>
    <dc:date>2019-09-25T02:13:00Z</dc:date>
    <meta:template xlink:href="Normal" xlink:type="simple"/>
    <meta:editing-cycles>19</meta:editing-cycles>
    <meta:editing-duration>PT13740S</meta:editing-duration>
    <meta:document-statistic meta:page-count="4" meta:paragraph-count="16" meta:word-count="1213" meta:character-count="8113" meta:row-count="57" meta:non-whitespace-character-count="6916"/>
  </office:meta>
</office:document-meta>
</file>

<file path=Object 1/content.xml><?xml version="1.0" encoding="utf-8"?>
<mml:math xmlns:mml="http://www.w3.org/1998/Math/MathML" xmlns:m="http://schemas.openxmlformats.org/officeDocument/2006/math">
  <mml:mo>±</mml:mo>
</mml:math>
</file>